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591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6429in"/>
    </style:style>
    <style:style style:name="co4" style:family="table-column">
      <style:table-column-properties fo:break-before="auto" style:column-width="0.8362in"/>
    </style:style>
    <style:style style:name="co5" style:family="table-column">
      <style:table-column-properties fo:break-before="auto" style:column-width="0.7827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3189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217in"/>
    </style:style>
    <style:style style:name="co10" style:family="table-column">
      <style:table-column-properties fo:break-before="auto" style:column-width="0.4602in"/>
    </style:style>
    <style:style style:name="co11" style:family="table-column">
      <style:table-column-properties fo:break-before="auto" style:column-width="0.4283in"/>
    </style:style>
    <style:style style:name="co12" style:family="table-column">
      <style:table-column-properties fo:break-before="auto" style:column-width="0.4929in"/>
    </style:style>
    <style:style style:name="co13" style:family="table-column">
      <style:table-column-properties fo:break-before="auto" style:column-width="0.3752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3" style:family="table-cell" style:parent-style-name="Default">
      <style:table-cell-properties style:vertical-align="middle"/>
    </style:style>
    <style:style style:name="ce10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8" style:family="table-cell" style:parent-style-name="Default" style:data-style-name="N2"/>
    <style:style style:name="ce2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 100 Item NEO5_20 Questionnaire'.$B$126:$'IPIP 100 Item NEO5_20 Questionnaire'.$E$126])" table:allow-empty-cell="false" table:display-list="no" table:base-cell-address="'IPIP 100 Item NEO5_20 Questionnaire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  <table:content-validation table:name="val2" table:condition="of:cell-content-is-in-list([$'IPIP 100 Item NEO5_20 Questionnaire'.$B$126:$'IPIP 100 Item NEO5_20 Questionnaire'.$E$126])" table:allow-empty-cell="false" table:display-list="no" table:base-cell-address="'IPIP 100 Item NEO5_20 Questionnaire'.B104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  <table:content-validation table:name="val3" table:condition="of:cell-content-is-in-list([$'IPIP 100 Item NEO5_20 Questionnaire'.$B$126:$'IPIP 100 Item NEO5_20 Questionnaire'.$E$126])" table:allow-empty-cell="false" table:display-list="no" table:base-cell-address="'IPIP 100 Item NEO5_20 Questionnaire'.C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  <table:content-validation table:name="val4" table:condition="of:cell-content-is-in-list([$'IPIP 100 Item NEO5_20 Questionnaire'.$B$126:$'IPIP 100 Item NEO5_20 Questionnaire'.$E$126])" table:allow-empty-cell="false" table:display-list="no" table:base-cell-address="'IPIP 100 Item NEO5_20 Questionnaire'.C68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 100 Item NEO5_20 Questionnai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9" table:default-cell-style-name="ce14"/>
        <table:table-column table:style-name="co13" table:default-cell-style-name="ce14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100 Item Big Five Open Source Questionnaire</text:p>
          </table:table-cell>
          <table:covered-table-cell table:style-name="ce1"/>
          <table:covered-table-cell table:number-columns-repeated="4" table:style-name="ce25"/>
          <table:table-cell table:number-columns-repeated="3"/>
          <table:table-cell table:style-name="ce14"/>
          <table:table-cell table:number-columns-repeated="5"/>
          <table:table-cell table:style-name="ce8"/>
        </table:table-row>
        <table:table-row table:style-name="ro2">
          <table:table-cell/>
          <table:table-cell table:style-name="ce3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25"/>
          <table:table-cell table:number-columns-repeated="3"/>
          <table:table-cell table:style-name="ce14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 table:number-columns-repeated="2"/>
          <table:table-cell table:style-name="ce4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tor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Trust what people say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ay attention to detail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]);[.K7];IF(ISTEXT([.C7]);[.L7];IF(ISTEXT([.D7]);[.M7];IF(ISTEXT([.E7]);[.N7];IF(ISTEXT([.F7]);[.O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arely lose my composure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]);[.K8];IF(ISTEXT([.C8]);[.L8];IF(ISTEXT([.D8]);[.M8];IF(ISTEXT([.E8]);[.N8];IF(ISTEXT([.F8]);[.O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talk a lot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see things through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plans and stick to them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ympathize with others' feeling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frustrated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demands on other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exacting in my work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out for my own personal gain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njoy hearing new idea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n't put my mind on the task at hand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people feel at ease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ollow through with my plan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captivate people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ess things up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cept people as they are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el threatened easily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excited by new idea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tart conversation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ut others to piece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ould describe my experiences as somewhat dull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ave things unfinished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spect other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treat from other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25" table:content-validation-name="val1"/>
          <table:table-cell table:style-name="ce25" table:content-validation-name="val4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inish what I start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say things beautifully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mind being the center of attention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hirk my dutie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25" table:content-validation-name="val2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look for a deeper meaning in thing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filled with doubts about thing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skilled in handling social situation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rry the conversation to a higher level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Make a mess of thing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eat all people equally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the life of the party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25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</text:p>
          </table:table-cell>
          <table:covered-table-cell table:number-columns-repeated="6" table:style-name="ce25"/>
          <table:covered-table-cell table:number-columns-repeated="2" table:style-name="ce29"/>
        </table:table-row>
        <table:table-row table:style-name="ro4">
          <table:table-cell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2" office:value-type="string" calcext:value-type="string">
            <text:p><text:span text:style-name="T1">Items are from the TedoneItemAssignmentTable spreadsheet downloaded from</text:span> the page <text:span text:style-name="T2">at https://ipip.ori.org/ItemAssignmentTable.htm</text:span> on May 23, 2020.</text:p>
          </table:table-cell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3"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 table:number-rows-repeated="2">
          <table:table-cell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/>
          <table:table-cell table:style-name="ce15" table:number-columns-repeated="2"/>
          <table:table-cell table:style-name="ce14" table:number-columns-repeated="3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1">
          <table:table-cell table:style-name="ce10" office:value-type="string" calcext:value-type="string">
            <text:p>Score:</text:p>
          </table:table-cell>
          <table:table-cell table:style-name="ce15" office:value-type="string" calcext:value-type="string">
            <text:p><text:span text:style-name="T3">Raw 2</text:span>0-100</text:p>
          </table:table-cell>
          <table:table-cell table:style-name="ce15" office:value-type="string" calcext:value-type="string">
            <text:p>Percent</text:p>
          </table:table-cell>
          <table:table-cell table:style-name="ce15" office:value-type="string" calcext:value-type="string">
            <text:p>Meaning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Openness</text:p>
          </table:table-cell>
          <table:table-cell table:style-name="ce14" table:formula="of:=SUM([.P7]+[.P13]+[.P18]+[.P30]+[.P34]+[.P39]+[.P43]+[.P48]+[.P51]+[.P54]+[.P65]+[.P68]+[.P72]+[.P76]+[.P81]+[.P88]+[.P91]+[.P94]+[.P100]+[.P104])" office:value-type="float" office:value="86" calcext:value-type="float">
            <text:p>86</text:p>
          </table:table-cell>
          <table:table-cell table:style-name="ce14" table:formula="of:=ORG.LIBREOFFICE.RAWSUBTRACT( [.B113];10)" office:value-type="float" office:value="76" calcext:value-type="float">
            <text:p>76</text:p>
          </table:table-cell>
          <table:table-cell table:style-name="ce16" table:formula="of:=IF([.C113]&lt;=20;&quot;Very Low&quot;;IF([.C113]&lt;=40;&quot;Low&quot;;IF([.C113]&lt;60;&quot;Average&quot;;IF([.C113]&lt;80;&quot;High&quot;;&quot;Very High&quot;))))" office:value-type="string" office:string-value="High" calcext:value-type="string">
            <text:p>High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Conscientiousness</text:p>
          </table:table-cell>
          <table:table-cell table:style-name="ce14" table:formula="of:=SUM([.P6]+[.P10]+[.P20]+[.P25]+[.P28]+[.P31]+[.P35]+[.P42]+[.P46]+[.P57]+[.P59]+[.P61]+[.P69]+[.P74]+[.P78]+[.P80]+[.P84]+[.P86]+[.P95]+[.P99])" office:value-type="float" office:value="82" calcext:value-type="float">
            <text:p>82</text:p>
          </table:table-cell>
          <table:table-cell table:style-name="ce14" table:formula="of:=ORG.LIBREOFFICE.RAWSUBTRACT( [.B114];10)" office:value-type="float" office:value="72" calcext:value-type="float">
            <text:p>72</text:p>
          </table:table-cell>
          <table:table-cell table:style-name="ce16" table:formula="of:=IF([.C114]&lt;=20;&quot;Very Low&quot;;IF([.C114]&lt;=40;&quot;Low&quot;;IF([.C114]&lt;60;&quot;Average&quot;;IF([.C114]&lt;80;&quot;High&quot;;&quot;Very High&quot;))))" office:value-type="string" office:string-value="High" calcext:value-type="string">
            <text:p>High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Extraversion</text:p>
          </table:table-cell>
          <table:table-cell table:style-name="ce14" table:formula="of:=SUM([.P9]+[.P12]+[.P15]+[.P23]+[.P36]+[.P41]+[.P45]+[.P52]+[.P55]+[.P58]+[.P63]+[.P66]+[.P70]+[.P73]+[.P79]+[.P82]+[.P85]+[.P90]+[.P96]+[.P101])" office:value-type="float" office:value="49" calcext:value-type="float">
            <text:p>49</text:p>
          </table:table-cell>
          <table:table-cell table:style-name="ce14" table:formula="of:=ORG.LIBREOFFICE.RAWSUBTRACT( [.B115];10)" office:value-type="float" office:value="39" calcext:value-type="float">
            <text:p>39</text:p>
          </table:table-cell>
          <table:table-cell table:style-name="ce16" table:formula="of:=IF([.C115]&lt;=20;&quot;Very Low&quot;;IF([.C115]&lt;=40;&quot;Low&quot;;IF([.C115]&lt;60;&quot;Average&quot;;IF([.C115]&lt;80;&quot;High&quot;;&quot;Very High&quot;))))" office:value-type="string" office:string-value="Low" calcext:value-type="string">
            <text:p>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Agreeableness</text:p>
          </table:table-cell>
          <table:table-cell table:style-name="ce14" table:formula="of:=SUM([.P5]+[.P14]+[.P17]+[.P21]+[.P26]+[.P29]+[.P33]+[.P38]+[.P44]+[.P49]+[.P53]+[.P56]+[.P62]+[.P71]+[.P77]+[.P83]+[.P89]+[.P92]+[.P97]+[.P103])" office:value-type="float" office:value="79" calcext:value-type="float">
            <text:p>79</text:p>
          </table:table-cell>
          <table:table-cell table:style-name="ce14" table:formula="of:=ORG.LIBREOFFICE.RAWSUBTRACT( [.B116];10)" office:value-type="float" office:value="69" calcext:value-type="float">
            <text:p>69</text:p>
          </table:table-cell>
          <table:table-cell table:style-name="ce16" table:formula="of:=IF([.C116]&lt;=20;&quot;Very Low&quot;;IF([.C116]&lt;=40;&quot;Low&quot;;IF([.C116]&lt;60;&quot;Average&quot;;IF([.C116]&lt;80;&quot;High&quot;;&quot;Very High&quot;))))" office:value-type="string" office:string-value="High" calcext:value-type="string">
            <text:p>High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Neuroticism</text:p>
          </table:table-cell>
          <table:table-cell table:style-name="ce14" table:formula="of:=SUM([.P8]+[.P11]+[.P16]+[.P19]+[.P22]+[.P24]+[.P27]+[.P32]+[.P37]+[.P40]+[.P47]+[.P50]+[.P60]+[.P64]+[.P67]+[.P75]+[.P87]+[.P93]+[.P98]+[.P102])" office:value-type="float" office:value="38" calcext:value-type="float">
            <text:p>38</text:p>
          </table:table-cell>
          <table:table-cell table:style-name="ce14" table:formula="of:=ORG.LIBREOFFICE.RAWSUBTRACT( [.B117];10)" office:value-type="float" office:value="28" calcext:value-type="float">
            <text:p>28</text:p>
          </table:table-cell>
          <table:table-cell table:style-name="ce16" table:formula="of:=IF([.C117]&lt;=20;&quot;Very Low&quot;;IF([.C117]&lt;=40;&quot;Low&quot;;IF([.C117]&lt;60;&quot;Average&quot;;IF([.C117]&lt;80;&quot;High&quot;;&quot;Very High&quot;))))" office:value-type="string" office:string-value="Low" calcext:value-type="string">
            <text:p>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number-columns-repeated="4"/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 table:number-rows-repeated="6">
          <table:table-cell table:number-columns-repeated="16"/>
        </table:table-row>
        <table:table-row table:style-name="ro4">
          <table:table-cell table:style-name="ce19"/>
          <table:table-cell table:style-name="ce14" table:number-columns-repeated="4"/>
          <table:table-cell table:number-columns-repeated="11"/>
        </table:table-row>
        <table:table-row table:style-name="ro4">
          <table:table-cell table:style-name="ce19" office:value-type="string" calcext:value-type="string">
            <text:p>The sheet uses these values to validate the input: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99">
          <table:table-cell/>
          <table:table-cell table:style-name="ce14" table:number-columns-repeated="4"/>
          <table:table-cell table:number-columns-repeated="11"/>
        </table:table-row>
        <table:table-row table:style-name="ro4" table:number-rows-repeated="1048350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Score Values for .csv" table:style-name="ta1">
        <office:forms form:automatic-focus="false" form:apply-design-mode="false"/>
        <table:table-column table:style-name="co15" table:number-columns-repeated="4" table:default-cell-style-name="Default"/>
        <table:table-row table:style-name="ro4">
          <table:table-cell office:value-type="string" calcext:value-type="string">
            <text:p>Score:</text:p>
          </table:table-cell>
          <table:table-cell office:value-type="string" calcext:value-type="string">
            <text:p><text:span text:style-name="T3">Raw 2</text:span>0-100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4">
          <table:table-cell office:value-type="string" calcext:value-type="string">
            <text:p>Openness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Conscientiousness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Extraversion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Agreeableness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Neuroticism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3:13:39.4378127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08T13:57:58.447615192</dc:date>
    <meta:editing-duration>PT15H36M48S</meta:editing-duration>
    <meta:editing-cycles>45</meta:editing-cycles>
    <meta:document-statistic meta:table-count="2" meta:cell-count="1279" meta:object-count="0"/>
  </office:meta>
</office:document-meta>
</file>